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gdasima" svg:font-family="Agdasima" style:font-adornments="Bold" style:font-family-generic="swiss" style:font-pitch="variable"/>
    <style:font-face style:name="Agdasima1" svg:font-family="Agdasima" style:font-family-generic="swiss"/>
    <style:font-face style:name="Arial Unicode MS" svg:font-family="'Arial Unicode MS'" style:font-family-generic="system" style:font-pitch="variable"/>
    <style:font-face style:name="Cardo" svg:font-family="Card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SemCond" svg:font-family="'Noto Serif SemCond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94582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615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min-height="5.94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opacity="100%" draw:textarea-horizontal-align="left" draw:textarea-vertical-align="top" draw:auto-grow-height="false" draw:auto-grow-width="false" fo:min-height="28.576cm" fo:min-width="50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194582" draw:opacity="100%" draw:textarea-horizontal-align="left" draw:textarea-vertical-align="top" draw:auto-grow-height="false" draw:auto-grow-width="false" fo:min-height="5.94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194582" draw:opacity="100%" draw:textarea-horizontal-align="left" draw:textarea-vertical-align="top" draw:auto-grow-height="false" draw:auto-grow-width="false" fo:min-height="28.576cm" fo:min-width="50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5f3f0" draw:opacity="100%" draw:textarea-horizontal-align="left" draw:textarea-vertical-align="top" draw:auto-grow-height="false" draw:auto-grow-width="false" fo:min-height="5.94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min-height="10.585cm" fo:padding-top="0.032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Office-Theme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3.196cm" fo:padding-top="0.032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5.293cm" fo:padding-top="0.032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032cm" fo:margin-bottom="0cm" fo:line-height="100%" fo:text-align="start" fo:text-indent="0cm" style:punctuation-wrap="hanging" loext:tab-stop-distance="0cm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032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Agdasima" fo:text-shadow="none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.032cm" fo:margin-bottom="0cm" fo:line-height="100%" fo:text-align="start" fo:text-indent="0cm" style:punctuation-wrap="hanging" loext:tab-stop-distance="0cm">
        <style:tab-stops/>
      </style:paragraph-properties>
      <style:text-properties fo:font-size="18pt"/>
    </style:style>
    <style:style style:name="P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032cm" fo:margin-bottom="0cm" fo:line-height="100%" fo:text-indent="0cm" style:punctuation-wrap="hanging" loext:tab-stop-distance="0cm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.032cm" fo:margin-bottom="0cm" fo:line-height="100%" fo:text-indent="0cm" style:punctuation-wrap="hanging" loext:tab-stop-distance="0cm" style:font-independent-line-spacing="true">
        <style:tab-stops/>
      </style:paragraph-properties>
      <style:text-properties fo:color="#194582" loext:opacity="100%" style:font-name="Agdasima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194582" loext:opacity="100%" style:font-name="Agdasima1" fo:font-size="39.5pt"/>
    </style:style>
    <style:style style:name="P9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194582" loext:opacity="100%" style:font-name="Agdasima1" fo:font-size="39.5pt"/>
    </style:style>
    <style:style style:name="P10" style:family="paragraph">
      <loext:graphic-properties draw:fill="none" draw:fill-color="#ffffff" draw:opacity="100%"/>
      <style:paragraph-properties style:writing-mode="lr-tb" style:font-independent-line-spacing="true"/>
    </style:style>
    <style:style style:name="P11" style:family="paragraph">
      <loext:graphic-properties draw:fill="solid" draw:fill-color="#194582" draw:opacity="100%"/>
      <style:paragraph-properties style:writing-mode="lr-tb" style:font-independent-line-spacing="true"/>
    </style:style>
    <style:style style:name="P12" style:family="paragraph">
      <loext:graphic-properties draw:fill="solid" draw:fill-color="#f5f3f0" draw:opacity="100%"/>
      <style:paragraph-properties style:writing-mode="lr-tb" style:font-independent-line-spacing="true"/>
    </style:style>
    <style:style style:name="T1" style:family="text">
      <style:text-properties fo:font-variant="normal" fo:text-transform="none" fo:color="#f5f3f0" loext:opacity="100%" style:text-line-through-style="none" style:text-line-through-type="none" style:text-position="0% 100%" style:font-name="Agdasima" fo:font-size="125pt" fo:letter-spacing="-0.018cm" fo:language="de" fo:country="AT" fo:font-style="normal" fo:text-shadow="none" style:text-underline-style="none" fo:font-weight="bold" style:text-underline-mode="continuous" style:text-overline-mode="continuous" style:text-line-through-mode="continuous" style:letter-kerning="false" style:font-size-asian="125pt" style:font-style-asian="normal" style:font-weight-asian="bold" style:font-name-complex="Cardo" style:font-size-complex="125pt" style:font-style-complex="normal" style:font-weight-complex="bold"/>
    </style:style>
    <style:style style:name="T2" style:family="text">
      <style:text-properties fo:font-variant="normal" fo:text-transform="none" fo:color="#f5f3f0" loext:opacity="100%" style:text-line-through-style="none" style:text-line-through-type="none" style:text-position="0% 100%" style:font-name="Agdasima" fo:font-size="48pt" fo:letter-spacing="-0.018cm" fo:language="de" fo:country="AT" fo:font-style="normal" fo:text-shadow="none" style:text-underline-style="none" fo:font-weight="bold" style:text-underline-mode="continuous" style:text-overline-mode="continuous" style:text-line-through-mode="continuous" style:letter-kerning="false" style:font-size-asian="48pt" style:font-style-asian="normal" style:font-weight-asian="bold" style:font-name-complex="Cardo" style:font-size-complex="48pt" style:font-style-complex="normal" style:font-weight-complex="bold"/>
    </style:style>
    <style:style style:name="T3" style:family="text">
      <style:text-properties fo:font-variant="normal" fo:text-transform="none" fo:color="#194582" loext:opacity="100%" style:text-line-through-style="none" style:text-line-through-type="none" style:text-position="0% 100%" style:font-name="Agdasima" fo:font-size="74pt" fo:letter-spacing="-0.018cm" fo:language="de" fo:country="AT" fo:font-style="normal" style:text-underline-style="none" fo:font-weight="bold" style:text-underline-mode="continuous" style:text-overline-mode="continuous" style:text-line-through-mode="continuous" style:letter-kerning="false" style:font-size-asian="74pt" style:font-style-asian="normal" style:font-weight-asian="bold" style:font-name-complex="Cardo" style:font-size-complex="7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Office-Theme" presentation:presentation-page-layout-name="AL1T0">
        <draw:frame draw:name="object 1" presentation:style-name="pr1" draw:text-style-name="P2" draw:layer="layout" svg:width="33.251cm" svg:height="10.617cm" svg:x="3.391cm" svg:y="8.47cm" presentation:class="title" presentation:user-transformed="true">
          <draw:text-box>
            <text:p text:style-name="P1"><text:span text:style-name="T1">TRIANGLE DESIGN</text:span></text:p>
          </draw:text-box>
        </draw:frame>
        <draw:frame draw:style-name="gr1" draw:text-style-name="P3" draw:layer="layout" svg:width="38.1cm" svg:height="4.842cm" svg:x="3.175cm" svg:y="20.32cm">
          <draw:text-box>
            <text:p text:style-name="P1"><text:span text:style-name="T2">Sub title description</text:span></text:p>
          </draw:text-box>
        </draw:frame>
        <draw:custom-shape draw:name="object 6" draw:style-name="gr2" draw:text-style-name="P4" draw:layer="layout" svg:width="6.856cm" svg:height="5.943cm" svg:x="43.945cm" svg:y="0.001cm">
          <text:p/>
          <draw:enhanced-geometry svg:viewBox="0 0 2468244 2139315" draw:text-areas="?f8 ?f10 ?f9 ?f11" draw:type="non-primitive" draw:enhanced-path="M 2467978 0 L 0 0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7" draw:style-name="gr2" draw:text-style-name="P4" draw:layer="layout" svg:width="6.856cm" svg:height="5.943cm" svg:x="43.945cm" svg:y="22.635cm">
          <text:p/>
          <draw:enhanced-geometry svg:viewBox="0 0 2468244 2139315" draw:text-areas="?f8 ?f10 ?f9 ?f11" draw:type="non-primitive" draw:enhanced-path="M 2467978 0 L 0 2138908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draw:frame draw:name="object 8" presentation:style-name="pr3" draw:text-style-name="P7" draw:layer="layout" svg:width="33.251cm" svg:height="3.228cm" svg:x="3.391cm" svg:y="3.07cm" presentation:class="title" presentation:user-transformed="true">
          <draw:text-box>
            <text:p text:style-name="P6"><text:span text:style-name="T3">SECTION TITLE</text:span></text:p>
          </draw:text-box>
        </draw:frame>
        <draw:frame draw:name="object 9" draw:style-name="gr4" draw:text-style-name="P9" draw:layer="layout" svg:width="39.072cm" svg:height="2.125cm" svg:x="3.473cm" svg:y="8.765cm">
          <draw:text-box>
            <text:p text:style-name="P8">Lorem ipsum dolor sit amet</text:p>
          </draw:text-box>
        </draw:frame>
        <draw:custom-shape draw:name="object 11" draw:style-name="gr5" draw:text-style-name="P10" draw:layer="layout" svg:width="50.8cm" svg:height="28.575cm" svg:x="0cm" svg:y="0cm">
          <text:p/>
          <draw:enhanced-geometry svg:viewBox="0 0 18288000 10287000" draw:text-areas="?f8 ?f10 ?f9 ?f11" draw:type="non-primitive" draw:enhanced-path="M 18288000 0 L 0 0 0 10287000 18288000 10287000 18288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88000"/>
            <draw:equation draw:name="f7" draw:formula="?f4 / 10287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2" draw:style-name="gr6" draw:text-style-name="P11" draw:layer="layout" svg:width="6.856cm" svg:height="5.943cm" svg:x="43.945cm" svg:y="0cm">
          <text:p/>
          <draw:enhanced-geometry svg:viewBox="0 0 2468244 2139315" draw:text-areas="?f8 ?f10 ?f9 ?f11" draw:type="non-primitive" draw:enhanced-path="M 2467978 0 L 0 0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3" draw:style-name="gr6" draw:text-style-name="P11" draw:layer="layout" svg:width="6.856cm" svg:height="5.943cm" svg:x="43.945cm" svg:y="22.634cm">
          <text:p/>
          <draw:enhanced-geometry svg:viewBox="0 0 2468244 2139315" draw:text-areas="?f8 ?f10 ?f9 ?f11" draw:type="non-primitive" draw:enhanced-path="M 2467978 0 L 0 2138908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dp4">
          <draw:page-thumbnail draw:style-name="gr3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draw:custom-shape draw:name="object 10" draw:style-name="gr7" draw:text-style-name="P11" draw:layer="layout" svg:width="50.8cm" svg:height="28.575cm" svg:x="0cm" svg:y="0cm">
          <text:p/>
          <draw:enhanced-geometry svg:viewBox="0 0 18288000 10287000" draw:text-areas="?f8 ?f10 ?f9 ?f11" draw:type="non-primitive" draw:enhanced-path="M 18288000 0 L 0 0 0 10287000 18288000 10287000 18288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88000"/>
            <draw:equation draw:name="f7" draw:formula="?f4 / 10287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15" presentation:style-name="pr5" draw:text-style-name="P2" draw:layer="layout" svg:width="33.251cm" svg:height="5.325cm" svg:x="3.175cm" svg:y="11.432cm" presentation:class="title" presentation:user-transformed="true">
          <draw:text-box>
            <text:p text:style-name="P1"><text:span text:style-name="T1">THANK YOU!</text:span></text:p>
          </draw:text-box>
        </draw:frame>
        <draw:custom-shape draw:name="object 20" draw:style-name="gr8" draw:text-style-name="P12" draw:layer="layout" svg:width="6.856cm" svg:height="5.943cm" svg:x="43.945cm" svg:y="0cm">
          <text:p/>
          <draw:enhanced-geometry svg:viewBox="0 0 2468244 2139315" draw:text-areas="?f8 ?f10 ?f9 ?f11" draw:type="non-primitive" draw:enhanced-path="M 2467978 0 L 0 0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21" draw:style-name="gr8" draw:text-style-name="P12" draw:layer="layout" svg:width="6.856cm" svg:height="5.943cm" svg:x="43.945cm" svg:y="22.634cm">
          <text:p/>
          <draw:enhanced-geometry svg:viewBox="0 0 2468244 2139315" draw:text-areas="?f8 ?f10 ?f9 ?f11" draw:type="non-primitive" draw:enhanced-path="M 2467978 0 L 0 2138908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gdasima" svg:font-family="Agdasima" style:font-adornments="Bold" style:font-family-generic="swiss" style:font-pitch="variable"/>
    <style:font-face style:name="Agdasima1" svg:font-family="Agdasima" style:font-family-generic="swiss"/>
    <style:font-face style:name="Arial Unicode MS" svg:font-family="'Arial Unicode MS'" style:font-family-generic="system" style:font-pitch="variable"/>
    <style:font-face style:name="Cardo" svg:font-family="Card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SemCond" svg:font-family="'Noto Serif SemCond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71cm" svg:stroke-color="#1c334e" svg:stroke-linecap="butt" draw:fill-color="#4f81bd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02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84" style:family="table-cell">
      <loext:graphic-properties draw:fill="none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table:table-template table:name="{2D5ABB26-0587-4C30-8999-92F81FD0307C}">
      <table:body table:style-name="a84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obj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1" style:family="presentation">
      <style:graphic-properties draw:stroke="none" draw:fill="none" draw:auto-grow-height="false" draw:fit-to-size="false" style:shrink-to-fit="true">
        <text:list-style style:name="Master1-Layout1-obj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2" style:family="presentation" style:parent-style-name="Master1-Layout1-obj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obj-Title-Slide-outline3" style:family="presentation" style:parent-style-name="Master1-Layout1-obj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obj-Title-Slide-outline4" style:family="presentation" style:parent-style-name="Master1-Layout1-obj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obj-Title-Slide-outline5" style:family="presentation" style:parent-style-name="Master1-Layout1-obj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outline6" style:family="presentation" style:parent-style-name="Master1-Layout1-obj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outline7" style:family="presentation" style:parent-style-name="Master1-Layout1-obj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outline8" style:family="presentation" style:parent-style-name="Master1-Layout1-obj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outline9" style:family="presentation" style:parent-style-name="Master1-Layout1-obj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subtitle" style:family="presentation">
      <style:graphic-properties draw:stroke="none" draw:fill="none" draw:textarea-vertical-align="middle">
        <text:list-style style:name="Master1-Layout1-obj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title" style:family="presentation">
      <style:graphic-properties draw:stroke="none" draw:fill="none" draw:textarea-vertical-align="middle">
        <text:list-style style:name="Master1-Layout1-obj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wo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1" style:family="presentation">
      <style:graphic-properties draw:stroke="none" draw:fill="none" draw:auto-grow-height="false" draw:fit-to-size="false" style:shrink-to-fit="true">
        <text:list-style style:name="Master1-Layout3-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2" style:family="presentation" style:parent-style-name="Master1-Layout3-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obj-Two-Content-outline3" style:family="presentation" style:parent-style-name="Master1-Layout3-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obj-Two-Content-outline4" style:family="presentation" style:parent-style-name="Master1-Layout3-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obj-Two-Content-outline5" style:family="presentation" style:parent-style-name="Master1-Layout3-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outline6" style:family="presentation" style:parent-style-name="Master1-Layout3-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outline7" style:family="presentation" style:parent-style-name="Master1-Layout3-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outline8" style:family="presentation" style:parent-style-name="Master1-Layout3-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outline9" style:family="presentation" style:parent-style-name="Master1-Layout3-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subtitle" style:family="presentation">
      <style:graphic-properties draw:stroke="none" draw:fill="none" draw:textarea-vertical-align="middle">
        <text:list-style style:name="Master1-Layout3-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title" style:family="presentation">
      <style:graphic-properties draw:stroke="none" draw:fill="none" draw:textarea-vertical-align="middle">
        <text:list-style style:name="Master1-Layout3-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-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-Only-outline1" style:family="presentation">
      <style:graphic-properties draw:stroke="none" draw:fill="none" draw:auto-grow-height="false" draw:fit-to-size="false" style:shrink-to-fit="true">
        <text:list-style style:name="Master1-Layout4-cust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-Only-outline2" style:family="presentation" style:parent-style-name="Master1-Layout4-cust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cust-Title-Only-outline3" style:family="presentation" style:parent-style-name="Master1-Layout4-cust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cust-Title-Only-outline4" style:family="presentation" style:parent-style-name="Master1-Layout4-cust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cust-Title-Only-outline5" style:family="presentation" style:parent-style-name="Master1-Layout4-cust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outline6" style:family="presentation" style:parent-style-name="Master1-Layout4-cust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outline7" style:family="presentation" style:parent-style-name="Master1-Layout4-cust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outline8" style:family="presentation" style:parent-style-name="Master1-Layout4-cust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outline9" style:family="presentation" style:parent-style-name="Master1-Layout4-cust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subtitle" style:family="presentation">
      <style:graphic-properties draw:stroke="none" draw:fill="none" draw:textarea-vertical-align="middle">
        <text:list-style style:name="Master1-Layout4-cust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-Only-title" style:family="presentation">
      <style:graphic-properties draw:stroke="none" draw:fill="none" draw:textarea-vertical-align="middle">
        <text:list-style style:name="Master1-Layout4-cust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obj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1" style:family="presentation">
      <style:graphic-properties draw:stroke="none" draw:fill="none" draw:auto-grow-height="false" draw:fit-to-size="false" style:shrink-to-fit="true">
        <text:list-style style:name="Master1-Layout5-obj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2" style:family="presentation" style:parent-style-name="Master1-Layout5-obj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obj-Blank-outline3" style:family="presentation" style:parent-style-name="Master1-Layout5-obj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obj-Blank-outline4" style:family="presentation" style:parent-style-name="Master1-Layout5-obj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obj-Blank-outline5" style:family="presentation" style:parent-style-name="Master1-Layout5-obj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outline6" style:family="presentation" style:parent-style-name="Master1-Layout5-obj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outline7" style:family="presentation" style:parent-style-name="Master1-Layout5-obj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outline8" style:family="presentation" style:parent-style-name="Master1-Layout5-obj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outline9" style:family="presentation" style:parent-style-name="Master1-Layout5-obj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subtitle" style:family="presentation">
      <style:graphic-properties draw:stroke="none" draw:fill="none" draw:textarea-vertical-align="middle">
        <text:list-style style:name="Master1-Layout5-obj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title" style:family="presentation">
      <style:graphic-properties draw:stroke="none" draw:fill="none" draw:textarea-vertical-align="middle">
        <text:list-style style:name="Master1-Layout5-obj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5f3f0" draw:opacity="100%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194582" draw:opacity="100%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min-height="3.228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true" draw:auto-grow-width="false" fo:min-height="12.832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-Layout1-obj-Title-Slide-title">
      <style:graphic-properties draw:stroke="none" draw:fill="none" draw:textarea-horizontal-align="left" draw:textarea-vertical-align="top" draw:auto-grow-height="true" draw:auto-grow-width="false" fo:min-height="6.001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obj-Title-Slide-subtitle">
      <style:graphic-properties draw:stroke="none" draw:fill="none" draw:textarea-horizontal-align="left" draw:textarea-vertical-align="top" draw:auto-grow-height="true" draw:auto-grow-width="false" fo:min-height="7.144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obj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aster1-Layout1-obj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3.228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12.832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3.228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18.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3-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Master1-Layout3-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Master1-Layout4-cust-Title-Only-title">
      <style:graphic-properties draw:stroke="none" draw:fill="none" draw:textarea-horizontal-align="left" draw:textarea-vertical-align="top" draw:auto-grow-height="true" draw:auto-grow-width="false" fo:min-height="3.228cm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4-cust-Title-Only-outline1">
      <style:graphic-properties draw:stroke="none" draw:fill="none" draw:textarea-horizontal-align="left" draw:textarea-vertical-align="top" draw:auto-grow-height="true" draw:auto-grow-width="false" fo:min-height="1.26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4-cust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Master1-Layout4-cust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Master1-Layout5-obj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Master1-Layout5-obj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loext:graphic-properties draw:fill="solid" draw:fill-color="#f5f3f0" draw:opacity="100%"/>
      <style:paragraph-properties style:writing-mode="lr-tb" style:font-independent-line-spacing="true"/>
    </style:style>
    <style:style style:name="MP7" style:family="paragraph">
      <loext:graphic-properties draw:fill="solid" draw:fill-color="#194582" draw:opacity="100%"/>
      <style:paragraph-properties style:writing-mode="lr-tb" style:font-independent-line-spacing="true"/>
    </style:style>
    <style:style style:name="M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Holder 2" presentation:style-name="Mpr1" draw:text-style-name="MP5" draw:layer="backgroundobjects" svg:width="33.251cm" svg:height="3.228cm" svg:x="3.391cm" svg:y="3.07cm" presentation:class="title">
        <draw:text-box>
          <text:p/>
        </draw:text-box>
      </draw:frame>
      <draw:frame draw:name="Holder 3" presentation:style-name="Mpr2" draw:text-style-name="MP5" draw:layer="backgroundobjects" svg:width="37.177cm" svg:height="12.832cm" svg:x="8.89cm" svg:y="5.583cm" presentation:class="outline">
        <draw:text-box>
          <text:p/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obj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3" draw:text-style-name="MP6" draw:layer="Master1-bg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5" draw:text-style-name="MP5" draw:layer="backgroundobjects" svg:width="43.18cm" svg:height="6.001cm" svg:x="3.81cm" svg:y="8.858cm" presentation:class="title">
        <draw:text-box>
          <text:p/>
        </draw:text-box>
      </draw:frame>
      <draw:frame draw:name="Holder 3" presentation:style-name="Mpr6" draw:text-style-name="MP5" draw:layer="backgroundobjects" svg:width="35.56cm" svg:height="7.144cm" svg:x="7.62cm" svg:y="16.002cm" presentation:class="subtitle">
        <draw:text-box>
          <text:p/>
        </draw:text-box>
      </draw:frame>
      <draw:custom-shape draw:name="object 4" draw:style-name="Mgr4" draw:text-style-name="MP7" draw:layer="backgroundobjects" svg:width="6.856cm" svg:height="5.943cm" svg:x="43.945cm" svg:y="22.634cm">
        <text:p/>
        <draw:enhanced-geometry svg:viewBox="0 0 2468244 2139315" draw:text-areas="?f8 ?f10 ?f9 ?f11" draw:type="non-primitive" draw:enhanced-path="M 2467978 0 L 0 2138908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5" draw:style-name="Mgr4" draw:text-style-name="MP7" draw:layer="backgroundobjects" svg:width="6.856cm" svg:height="5.943cm" svg:x="43.945cm" svg:y="0cm">
        <text:p/>
        <draw:enhanced-geometry svg:viewBox="0 0 2468244 2139315" draw:text-areas="?f8 ?f10 ?f9 ?f11" draw:type="non-primitive" draw:enhanced-path="M 2467978 0 L 0 0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presentation:style-name="Master1-Layout1-obj-Title-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Master1-Layout1-obj-Title-Slide-title" draw:layer="backgroundobjects" svg:width="0.001cm" svg:height="0.001cm" svg:x="0cm" svg:y="2.257cm" presentation:class="page"/>
        <draw:frame presentation:style-name="Master1-Layout1-obj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3" draw:text-style-name="MP6" draw:layer="Master1-bg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9" draw:text-style-name="MP5" draw:layer="backgroundobjects" svg:width="33.251cm" svg:height="3.228cm" svg:x="3.391cm" svg:y="3.07cm" presentation:class="title">
        <draw:text-box>
          <text:p/>
        </draw:text-box>
      </draw:frame>
      <draw:frame draw:name="Holder 3" presentation:style-name="Mpr10" draw:text-style-name="MP5" draw:layer="backgroundobjects" svg:width="37.177cm" svg:height="12.832cm" svg:x="10.448cm" svg:y="20.955cm" presentation:class="outline">
        <draw:text-box>
          <text:p/>
        </draw:text-box>
      </draw:frame>
      <draw:custom-shape draw:name="object 4" draw:style-name="Mgr4" draw:text-style-name="MP7" draw:layer="backgroundobjects" svg:width="6.856cm" svg:height="5.943cm" svg:x="43.945cm" svg:y="22.634cm">
        <text:p/>
        <draw:enhanced-geometry svg:viewBox="0 0 2468244 2139315" draw:text-areas="?f8 ?f10 ?f9 ?f11" draw:type="non-primitive" draw:enhanced-path="M 2467978 0 L 0 2138908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5" draw:style-name="Mgr4" draw:text-style-name="MP7" draw:layer="backgroundobjects" svg:width="6.856cm" svg:height="5.943cm" svg:x="43.945cm" svg:y="0cm">
        <text:p/>
        <draw:enhanced-geometry svg:viewBox="0 0 2468244 2139315" draw:text-areas="?f8 ?f10 ?f9 ?f11" draw:type="non-primitive" draw:enhanced-path="M 2467978 0 L 0 0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3" draw:text-style-name="MP6" draw:layer="Master1-bg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13" draw:text-style-name="MP5" draw:layer="backgroundobjects" svg:width="33.251cm" svg:height="3.228cm" svg:x="3.391cm" svg:y="3.07cm" presentation:class="title">
        <draw:text-box>
          <text:p/>
        </draw:text-box>
      </draw:frame>
      <draw:frame draw:name="Holder 3" presentation:style-name="Mpr14" draw:text-style-name="MP5" draw:layer="backgroundobjects" svg:width="22.098cm" svg:height="18.86cm" svg:x="2.54cm" svg:y="6.572cm" presentation:class="title">
        <draw:text-box>
          <text:p/>
        </draw:text-box>
      </draw:frame>
      <draw:frame draw:name="Holder 4" presentation:style-name="Mpr14" draw:text-style-name="MP5" draw:layer="backgroundobjects" svg:width="22.098cm" svg:height="18.86cm" svg:x="26.162cm" svg:y="6.572cm" presentation:class="title">
        <draw:text-box>
          <text:p/>
        </draw:text-box>
      </draw:frame>
      <draw:custom-shape draw:name="object 4" draw:style-name="Mgr4" draw:text-style-name="MP7" draw:layer="backgroundobjects" svg:width="6.856cm" svg:height="5.943cm" svg:x="43.945cm" svg:y="22.634cm">
        <text:p/>
        <draw:enhanced-geometry svg:viewBox="0 0 2468244 2139315" draw:text-areas="?f8 ?f10 ?f9 ?f11" draw:type="non-primitive" draw:enhanced-path="M 2467978 0 L 0 2138908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5" draw:style-name="Mgr4" draw:text-style-name="MP7" draw:layer="backgroundobjects" svg:width="6.856cm" svg:height="5.943cm" svg:x="43.945cm" svg:y="0cm">
        <text:p/>
        <draw:enhanced-geometry svg:viewBox="0 0 2468244 2139315" draw:text-areas="?f8 ?f10 ?f9 ?f11" draw:type="non-primitive" draw:enhanced-path="M 2467978 0 L 0 0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presentation:style-name="Master1-Layout3-obj-Two-Content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Master1-Layout3-obj-Two-Content-title" draw:layer="backgroundobjects" svg:width="0.001cm" svg:height="0.001cm" svg:x="0cm" svg:y="2.257cm" presentation:class="page"/>
        <draw:frame presentation:style-name="Master1-Layout3-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cust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7" draw:layer="backgroundobjects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4" draw:style-name="Mgr5" draw:text-style-name="MP8" draw:layer="backgroundobjects" svg:width="6.856cm" svg:height="5.943cm" svg:x="43.945cm" svg:y="22.634cm">
        <text:p/>
        <draw:enhanced-geometry svg:viewBox="0 0 2468244 2139315" draw:text-areas="?f8 ?f10 ?f9 ?f11" draw:type="non-primitive" draw:enhanced-path="M 2467978 0 L 0 2138908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5" draw:style-name="Mgr5" draw:text-style-name="MP8" draw:layer="backgroundobjects" svg:width="6.856cm" svg:height="5.943cm" svg:x="43.945cm" svg:y="0cm">
        <text:p/>
        <draw:enhanced-geometry svg:viewBox="0 0 2468244 2139315" draw:text-areas="?f8 ?f10 ?f9 ?f11" draw:type="non-primitive" draw:enhanced-path="M 2467978 0 L 0 0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17" draw:text-style-name="MP5" draw:layer="backgroundobjects" svg:width="33.251cm" svg:height="3.228cm" svg:x="3.391cm" svg:y="3.07cm" presentation:class="title">
        <draw:text-box>
          <text:p/>
        </draw:text-box>
      </draw:frame>
      <draw:frame draw:name="Holder 3" presentation:style-name="Mpr18" draw:text-style-name="MP5" draw:layer="backgroundobjects" svg:width="37.177cm" svg:height="1.261cm" svg:x="7.733cm" svg:y="9.709cm" presentation:class="outline">
        <draw:text-box>
          <text:p/>
        </draw:text-box>
      </draw:frame>
      <presentation:notes style:page-layout-name="PM0">
        <draw:page-thumbnail presentation:style-name="Master1-Layout4-cust-Title-Only-title" draw:layer="backgroundobjects" svg:width="0.001cm" svg:height="0.001cm" svg:x="0cm" svg:y="2.257cm" presentation:class="page"/>
        <draw:frame presentation:style-name="Master1-Layout4-cust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obj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3" draw:text-style-name="MP6" draw:layer="Master1-bg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presentation:style-name="Master1-Layout5-obj-Blank-title" draw:layer="backgroundobjects" svg:width="45.719cm" svg:height="4.771cm" svg:x="2.54cm" svg:y="1.14cm" presentation:class="title" presentation:placeholder="true">
        <draw:text-box/>
      </draw:frame>
      <draw:frame presentation:style-name="Master1-Layout5-obj-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Master1-Layout5-obj-Blank-title" draw:layer="backgroundobjects" svg:width="0.001cm" svg:height="0.001cm" svg:x="0cm" svg:y="2.257cm" presentation:class="page"/>
        <draw:frame presentation:style-name="Master1-Layout5-obj-Blank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title>Untitled - 20 August 2025 at 08.18.24</dc:title>
    <meta:creation-date>2025-08-20T06:18:48Z</meta:creation-date>
    <dc:date>2025-09-02T16:25:22.283405939</dc:date>
    <meta:editing-cycles>17</meta:editing-cycles>
    <meta:editing-duration>PT44M22S</meta:editing-duration>
    <meta:document-statistic meta:object-count="93"/>
    <meta:user-defined meta:name="Created" meta:value-type="date">2025-08-20T00:00:00Z</meta:user-defined>
    <meta:user-defined meta:name="Creator">Adobe Express</meta:user-defined>
    <meta:user-defined meta:name="LastSaved" meta:value-type="date">2025-08-20T00:00:00Z</meta:user-defined>
    <meta:user-defined meta:name="Producer">Adobe Express</meta:user-defined>
  </office:meta>
</office:document-meta>
</file>